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1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matrix-columns-spanned="2" table:number-matrix-rows-spanned="5" table:formula="of:=LINEST([.C1:.C680];[.B1:.B680];0;1)" office:value-type="float" office:value="6.40114445874627">
            <text:p>6,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matrix-columns-spanned="2" table:number-matrix-rows-spanned="5" table:formula="of:=LINEST([.I1:.I680];[.H1:.H680];0;1)" office:value-type="float" office:value="6.09346146085233">
            <text:p>6,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0.000106526170590578">
            <text:p>0</text:p>
          </table:table-cell>
          <table:table-cell office:value-type="float" office:value="0.271607022703662">
            <text:p>0,27</text:p>
          </table:table-cell>
          <table:table-cell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0.0000607471900099691">
            <text:p>0</text:p>
          </table:table-cell>
          <table:table-cell office:value-type="float" office:value="0.154885539626079">
            <text:p>0,15</text:p>
          </table:table-cell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0.999999970059583">
            <text:p>1</text:p>
          </table:table-cell>
          <table:table-cell office:value-type="float" office:value="1.85397275563458">
            <text:p>1,85</text:p>
          </table:table-cell>
          <table:table-cell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0.999999997931534">
            <text:p>1</text:p>
          </table:table-cell>
          <table:table-cell office:value-type="float" office:value="0.463929059819151">
            <text:p>0,46</text:p>
          </table:table-cell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22644974481.1036">
            <text:p>22644974481,1</text:p>
          </table:table-cell>
          <table:table-cell office:value-type="float" office:value="678">
            <text:p>678</text:p>
          </table:table-cell>
          <table:table-cell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327779090629.732">
            <text:p>327779090629,73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77835633137.947">
            <text:p>77835633137,95</text:p>
          </table:table-cell>
          <table:table-cell office:value-type="float" office:value="14624.0000915527">
            <text:p>14624</text:p>
          </table:table-cell>
          <table:table-cell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70547942330.505">
            <text:p>70547942330,51</text:p>
          </table:table-cell>
          <table:table-cell office:value-type="float" office:value="4755.60678100586">
            <text:p>4755,61</text:p>
          </table:table-cell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4">
            <text:p>2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4">
            <text:p>2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4">
            <text:p>2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4">
            <text:p>2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4">
            <text:p>2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4">
            <text:p>2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4">
            <text:p>2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4">
            <text:p>2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4">
            <text:p>2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">
            <text:p>40</text:p>
          </table:table-cell>
          <table:table-cell office:value-type="float" office:value="263">
            <text:p>2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">
            <text:p>40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9">
            <text:p>32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9">
            <text:p>32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9">
            <text:p>32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9">
            <text:p>32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9">
            <text:p>32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9">
            <text:p>329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">
            <text:p>50</text:p>
          </table:table-cell>
          <table:table-cell office:value-type="float" office:value="328">
            <text:p>32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">
            <text:p>5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4">
            <text:p>39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2">
            <text:p>39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4">
            <text:p>39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">
            <text:p>60</text:p>
          </table:table-cell>
          <table:table-cell office:value-type="float" office:value="393">
            <text:p>39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">
            <text:p>60</text:p>
          </table:table-cell>
          <table:table-cell office:value-type="float" office:value="370">
            <text:p>3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7">
            <text:p>45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7">
            <text:p>45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7">
            <text:p>45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7">
            <text:p>45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7">
            <text:p>45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8">
            <text:p>45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70">
            <text:p>70</text:p>
          </table:table-cell>
          <table:table-cell office:value-type="float" office:value="457">
            <text:p>45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70">
            <text:p>70</text:p>
          </table:table-cell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2">
            <text:p>52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2">
            <text:p>52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2">
            <text:p>52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2">
            <text:p>52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2">
            <text:p>52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2">
            <text:p>52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2">
            <text:p>4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2">
            <text:p>52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2">
            <text:p>522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">
            <text:p>80</text:p>
          </table:table-cell>
          <table:table-cell office:value-type="float" office:value="523">
            <text:p>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">
            <text:p>80</text:p>
          </table:table-cell>
          <table:table-cell office:value-type="float" office:value="491">
            <text:p>4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8">
            <text:p>5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8">
            <text:p>5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8">
            <text:p>5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7">
            <text:p>5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7">
            <text:p>5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8">
            <text:p>5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3">
            <text:p>55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7">
            <text:p>5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8">
            <text:p>5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8">
            <text:p>5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7">
            <text:p>5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3">
            <text:p>55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7">
            <text:p>5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7">
            <text:p>5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8">
            <text:p>5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7">
            <text:p>5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3">
            <text:p>55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8">
            <text:p>5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8">
            <text:p>5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8">
            <text:p>5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7">
            <text:p>587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3">
            <text:p>55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8">
            <text:p>5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3">
            <text:p>55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90">
            <text:p>90</text:p>
          </table:table-cell>
          <table:table-cell office:value-type="float" office:value="588">
            <text:p>588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90">
            <text:p>90</text:p>
          </table:table-cell>
          <table:table-cell office:value-type="float" office:value="552">
            <text:p>5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3">
            <text:p>12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3">
            <text:p>122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3">
            <text:p>122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3">
            <text:p>12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3">
            <text:p>122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3">
            <text:p>12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3">
            <text:p>122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3">
            <text:p>12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">
            <text:p>200</text:p>
          </table:table-cell>
          <table:table-cell office:value-type="float" office:value="1284">
            <text:p>12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">
            <text:p>200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5">
            <text:p>256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3">
            <text:p>25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3">
            <text:p>25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3">
            <text:p>25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4">
            <text:p>25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">
            <text:p>400</text:p>
          </table:table-cell>
          <table:table-cell office:value-type="float" office:value="2563">
            <text:p>25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">
            <text:p>400</text:p>
          </table:table-cell>
          <table:table-cell office:value-type="float" office:value="2441">
            <text:p>244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59">
            <text:p>36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5">
            <text:p>384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59">
            <text:p>36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60">
            <text:p>36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3">
            <text:p>38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60">
            <text:p>36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59">
            <text:p>36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60">
            <text:p>36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60">
            <text:p>36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60">
            <text:p>36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59">
            <text:p>36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59">
            <text:p>36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60">
            <text:p>36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59">
            <text:p>36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3">
            <text:p>38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60">
            <text:p>36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59">
            <text:p>36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60">
            <text:p>36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59">
            <text:p>36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60">
            <text:p>36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60">
            <text:p>36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4">
            <text:p>38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59">
            <text:p>365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600">
            <text:p>600</text:p>
          </table:table-cell>
          <table:table-cell office:value-type="float" office:value="3843">
            <text:p>38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600">
            <text:p>600</text:p>
          </table:table-cell>
          <table:table-cell office:value-type="float" office:value="3660">
            <text:p>366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7">
            <text:p>48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7">
            <text:p>48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3">
            <text:p>51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3">
            <text:p>51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7">
            <text:p>48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7">
            <text:p>487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3">
            <text:p>51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800">
            <text:p>800</text:p>
          </table:table-cell>
          <table:table-cell office:value-type="float" office:value="5124">
            <text:p>51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800">
            <text:p>800</text:p>
          </table:table-cell>
          <table:table-cell office:value-type="float" office:value="4878">
            <text:p>487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3">
            <text:p>64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7">
            <text:p>60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6">
            <text:p>60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6">
            <text:p>60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6">
            <text:p>60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3">
            <text:p>64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7">
            <text:p>60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3">
            <text:p>64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6">
            <text:p>60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6">
            <text:p>60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7">
            <text:p>60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3">
            <text:p>64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6">
            <text:p>60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3">
            <text:p>64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7">
            <text:p>60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6">
            <text:p>60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6">
            <text:p>60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6">
            <text:p>60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7">
            <text:p>60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7">
            <text:p>60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6">
            <text:p>60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7">
            <text:p>60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6">
            <text:p>60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4">
            <text:p>64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6">
            <text:p>609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000">
            <text:p>1000</text:p>
          </table:table-cell>
          <table:table-cell office:value-type="float" office:value="6403">
            <text:p>64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000">
            <text:p>1000</text:p>
          </table:table-cell>
          <table:table-cell office:value-type="float" office:value="6097">
            <text:p>609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5">
            <text:p>768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3">
            <text:p>76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5">
            <text:p>768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4">
            <text:p>731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3">
            <text:p>76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4">
            <text:p>731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4">
            <text:p>731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3">
            <text:p>76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4">
            <text:p>731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4">
            <text:p>731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200">
            <text:p>1200</text:p>
          </table:table-cell>
          <table:table-cell office:value-type="float" office:value="7684">
            <text:p>76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200">
            <text:p>1200</text:p>
          </table:table-cell>
          <table:table-cell office:value-type="float" office:value="7315">
            <text:p>731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3">
            <text:p>853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3">
            <text:p>853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3">
            <text:p>853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3">
            <text:p>853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4">
            <text:p>853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4">
            <text:p>853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4">
            <text:p>853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4">
            <text:p>853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3">
            <text:p>853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3">
            <text:p>853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4">
            <text:p>853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3">
            <text:p>853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3">
            <text:p>89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4">
            <text:p>853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3">
            <text:p>89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3">
            <text:p>853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3">
            <text:p>89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3">
            <text:p>853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3">
            <text:p>853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3">
            <text:p>853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3">
            <text:p>853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3">
            <text:p>89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4">
            <text:p>853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400">
            <text:p>1400</text:p>
          </table:table-cell>
          <table:table-cell office:value-type="float" office:value="8964">
            <text:p>89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400">
            <text:p>1400</text:p>
          </table:table-cell>
          <table:table-cell office:value-type="float" office:value="8532">
            <text:p>853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2">
            <text:p>97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3">
            <text:p>102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2">
            <text:p>97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2">
            <text:p>97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1">
            <text:p>975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2">
            <text:p>97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2">
            <text:p>97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1">
            <text:p>975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2">
            <text:p>97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3">
            <text:p>102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1">
            <text:p>975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1">
            <text:p>975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1">
            <text:p>975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1">
            <text:p>975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1">
            <text:p>975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2">
            <text:p>97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1">
            <text:p>975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2">
            <text:p>97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1">
            <text:p>975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2">
            <text:p>97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3">
            <text:p>102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2">
            <text:p>97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600">
            <text:p>1600</text:p>
          </table:table-cell>
          <table:table-cell office:value-type="float" office:value="10244">
            <text:p>102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600">
            <text:p>1600</text:p>
          </table:table-cell>
          <table:table-cell office:value-type="float" office:value="9752">
            <text:p>975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3">
            <text:p>11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3">
            <text:p>11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3">
            <text:p>11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1">
            <text:p>1097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3">
            <text:p>11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3">
            <text:p>11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1">
            <text:p>1097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69">
            <text:p>1096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1">
            <text:p>1097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3">
            <text:p>115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1">
            <text:p>1097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1800">
            <text:p>1800</text:p>
          </table:table-cell>
          <table:table-cell office:value-type="float" office:value="11524">
            <text:p>115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1800">
            <text:p>1800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9">
            <text:p>121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9">
            <text:p>121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9">
            <text:p>121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8">
            <text:p>1218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9">
            <text:p>121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8">
            <text:p>1218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9">
            <text:p>121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9">
            <text:p>121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8">
            <text:p>1218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9">
            <text:p>121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9">
            <text:p>121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8">
            <text:p>1218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8">
            <text:p>1218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3">
            <text:p>128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8">
            <text:p>1218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8">
            <text:p>1218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8">
            <text:p>1218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5">
            <text:p>1280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9">
            <text:p>121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8">
            <text:p>1218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3">
            <text:p>128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9">
            <text:p>121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000">
            <text:p>2000</text:p>
          </table:table-cell>
          <table:table-cell office:value-type="float" office:value="12804">
            <text:p>128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000">
            <text:p>2000</text:p>
          </table:table-cell>
          <table:table-cell office:value-type="float" office:value="12189">
            <text:p>1218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3">
            <text:p>140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8">
            <text:p>1340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5">
            <text:p>1408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3">
            <text:p>140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3">
            <text:p>140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8">
            <text:p>1340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3">
            <text:p>140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3">
            <text:p>140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200">
            <text:p>2200</text:p>
          </table:table-cell>
          <table:table-cell office:value-type="float" office:value="14084">
            <text:p>140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200">
            <text:p>2200</text:p>
          </table:table-cell>
          <table:table-cell office:value-type="float" office:value="13407">
            <text:p>1340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6">
            <text:p>146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5">
            <text:p>146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5">
            <text:p>146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5">
            <text:p>146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5">
            <text:p>146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6">
            <text:p>146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5">
            <text:p>146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6">
            <text:p>146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6">
            <text:p>146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6">
            <text:p>146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5">
            <text:p>146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6">
            <text:p>146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5">
            <text:p>146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5">
            <text:p>146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6">
            <text:p>146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5">
            <text:p>146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5">
            <text:p>146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5">
            <text:p>146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5">
            <text:p>1462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400">
            <text:p>2400</text:p>
          </table:table-cell>
          <table:table-cell office:value-type="float" office:value="15364">
            <text:p>153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400">
            <text:p>2400</text:p>
          </table:table-cell>
          <table:table-cell office:value-type="float" office:value="14626">
            <text:p>1462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3">
            <text:p>1584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3">
            <text:p>166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3">
            <text:p>1584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3">
            <text:p>1584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3">
            <text:p>1584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3">
            <text:p>1584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3">
            <text:p>1584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3">
            <text:p>166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600">
            <text:p>2600</text:p>
          </table:table-cell>
          <table:table-cell office:value-type="float" office:value="16644">
            <text:p>166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600">
            <text:p>2600</text:p>
          </table:table-cell>
          <table:table-cell office:value-type="float" office:value="15844">
            <text:p>1584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2">
            <text:p>170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3">
            <text:p>170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2">
            <text:p>170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2">
            <text:p>170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3">
            <text:p>170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2">
            <text:p>170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2">
            <text:p>170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3">
            <text:p>179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3">
            <text:p>170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3">
            <text:p>170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3">
            <text:p>179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3">
            <text:p>170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2">
            <text:p>170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3">
            <text:p>170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2">
            <text:p>170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2">
            <text:p>170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2">
            <text:p>170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3">
            <text:p>179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3">
            <text:p>1706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2">
            <text:p>170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3">
            <text:p>179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1">
            <text:p>1706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2">
            <text:p>170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2800">
            <text:p>2800</text:p>
          </table:table-cell>
          <table:table-cell office:value-type="float" office:value="17924">
            <text:p>179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2800">
            <text:p>2800</text:p>
          </table:table-cell>
          <table:table-cell office:value-type="float" office:value="17062">
            <text:p>1706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0">
            <text:p>182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3">
            <text:p>192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3">
            <text:p>192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0">
            <text:p>1828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5">
            <text:p>1920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3">
            <text:p>192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3">
            <text:p>192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2">
            <text:p>1828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000">
            <text:p>3000</text:p>
          </table:table-cell>
          <table:table-cell office:value-type="float" office:value="19204">
            <text:p>192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000">
            <text:p>3000</text:p>
          </table:table-cell>
          <table:table-cell office:value-type="float" office:value="18281">
            <text:p>1828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500">
            <text:p>195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3">
            <text:p>204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500">
            <text:p>195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3">
            <text:p>204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500">
            <text:p>195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500">
            <text:p>195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3">
            <text:p>204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3">
            <text:p>204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500">
            <text:p>195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4">
            <text:p>204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499">
            <text:p>1949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200">
            <text:p>3200</text:p>
          </table:table-cell>
          <table:table-cell office:value-type="float" office:value="20483">
            <text:p>204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200">
            <text:p>3200</text:p>
          </table:table-cell>
          <table:table-cell office:value-type="float" office:value="19500">
            <text:p>1950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3">
            <text:p>217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7">
            <text:p>2071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7">
            <text:p>2071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7">
            <text:p>2071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3">
            <text:p>217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4">
            <text:p>217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400">
            <text:p>3400</text:p>
          </table:table-cell>
          <table:table-cell office:value-type="float" office:value="21763">
            <text:p>2176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400">
            <text:p>3400</text:p>
          </table:table-cell>
          <table:table-cell office:value-type="float" office:value="20718">
            <text:p>2071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3">
            <text:p>230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7">
            <text:p>2193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7">
            <text:p>2193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3">
            <text:p>230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3">
            <text:p>230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7">
            <text:p>2193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7">
            <text:p>2193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600">
            <text:p>3600</text:p>
          </table:table-cell>
          <table:table-cell office:value-type="float" office:value="23044">
            <text:p>230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600">
            <text:p>3600</text:p>
          </table:table-cell>
          <table:table-cell office:value-type="float" office:value="21936">
            <text:p>2193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5">
            <text:p>231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4">
            <text:p>2315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5">
            <text:p>231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5">
            <text:p>231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5">
            <text:p>231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4">
            <text:p>2315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5">
            <text:p>231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5">
            <text:p>231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4">
            <text:p>2315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5">
            <text:p>231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5">
            <text:p>231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3">
            <text:p>243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5">
            <text:p>231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3">
            <text:p>243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5">
            <text:p>231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3">
            <text:p>243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5">
            <text:p>231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4">
            <text:p>2315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5">
            <text:p>231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3">
            <text:p>243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5">
            <text:p>2315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4">
            <text:p>243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4">
            <text:p>2315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3">
            <text:p>243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4">
            <text:p>2315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3800">
            <text:p>3800</text:p>
          </table:table-cell>
          <table:table-cell office:value-type="float" office:value="24323">
            <text:p>243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3800">
            <text:p>3800</text:p>
          </table:table-cell>
          <table:table-cell office:value-type="float" office:value="23154">
            <text:p>2315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4">
            <text:p>243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4">
            <text:p>243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3">
            <text:p>256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3">
            <text:p>256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3">
            <text:p>256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4">
            <text:p>243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3">
            <text:p>256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2">
            <text:p>2437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3">
            <text:p>256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3">
            <text:p>256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3">
            <text:p>24373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000">
            <text:p>4000</text:p>
          </table:table-cell>
          <table:table-cell office:value-type="float" office:value="25604">
            <text:p>256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000">
            <text:p>4000</text:p>
          </table:table-cell>
          <table:table-cell office:value-type="float" office:value="24374">
            <text:p>24374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1">
            <text:p>255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2">
            <text:p>255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2">
            <text:p>255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3">
            <text:p>268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2">
            <text:p>255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1">
            <text:p>255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2">
            <text:p>255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2">
            <text:p>255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2">
            <text:p>255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2">
            <text:p>255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3">
            <text:p>268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2">
            <text:p>255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1">
            <text:p>255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2">
            <text:p>255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2">
            <text:p>255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3">
            <text:p>2688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1">
            <text:p>255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2">
            <text:p>255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1">
            <text:p>255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2">
            <text:p>255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1">
            <text:p>255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1">
            <text:p>2559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200">
            <text:p>4200</text:p>
          </table:table-cell>
          <table:table-cell office:value-type="float" office:value="26884">
            <text:p>2688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200">
            <text:p>4200</text:p>
          </table:table-cell>
          <table:table-cell office:value-type="float" office:value="25592">
            <text:p>25592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1">
            <text:p>2681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5">
            <text:p>2816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1">
            <text:p>2681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1">
            <text:p>2681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5">
            <text:p>28165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0">
            <text:p>26810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1">
            <text:p>2681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400">
            <text:p>4400</text:p>
          </table:table-cell>
          <table:table-cell office:value-type="float" office:value="28164">
            <text:p>2816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400">
            <text:p>4400</text:p>
          </table:table-cell>
          <table:table-cell office:value-type="float" office:value="26811">
            <text:p>26811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9">
            <text:p>2802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3">
            <text:p>294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3">
            <text:p>294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9">
            <text:p>2802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3">
            <text:p>294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9">
            <text:p>2802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9">
            <text:p>2802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3">
            <text:p>2944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9">
            <text:p>2802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9">
            <text:p>28029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600">
            <text:p>4600</text:p>
          </table:table-cell>
          <table:table-cell office:value-type="float" office:value="29444">
            <text:p>2944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600">
            <text:p>4600</text:p>
          </table:table-cell>
          <table:table-cell office:value-type="float" office:value="28028">
            <text:p>28028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4">
            <text:p>307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4">
            <text:p>307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4">
            <text:p>307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4">
            <text:p>307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3">
            <text:p>307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4">
            <text:p>307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4">
            <text:p>307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3">
            <text:p>307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4">
            <text:p>307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3">
            <text:p>307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3">
            <text:p>307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4">
            <text:p>307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3">
            <text:p>307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4">
            <text:p>307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3">
            <text:p>307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4">
            <text:p>307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4">
            <text:p>307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3">
            <text:p>307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7">
            <text:p>29247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4">
            <text:p>3072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6">
            <text:p>2924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4800">
            <text:p>4800</text:p>
          </table:table-cell>
          <table:table-cell office:value-type="float" office:value="30723">
            <text:p>3072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4800">
            <text:p>4800</text:p>
          </table:table-cell>
          <table:table-cell office:value-type="float" office:value="29246">
            <text:p>2924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6">
            <text:p>304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3">
            <text:p>320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6">
            <text:p>304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6">
            <text:p>304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6">
            <text:p>30466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4">
            <text:p>32004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  <table:table-row table:style-name="ro1">
          <table:table-cell office:value-type="string">
            <text:p>Wolniejszy</text:p>
          </table:table-cell>
          <table:table-cell office:value-type="float" office:value="5000">
            <text:p>5000</text:p>
          </table:table-cell>
          <table:table-cell office:value-type="float" office:value="32003">
            <text:p>32003</text:p>
          </table:table-cell>
          <table:table-cell table:number-columns-repeated="3"/>
          <table:table-cell office:value-type="string">
            <text:p>Szybszy</text:p>
          </table:table-cell>
          <table:table-cell office:value-type="float" office:value="5000">
            <text:p>5000</text:p>
          </table:table-cell>
          <table:table-cell office:value-type="float" office:value="30465">
            <text:p>30465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8">28.11.2008</text:date>, <text:time>00:16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26T16:35:37.65</meta:creation-date>
    <dc:date>2008-11-28T00:16:43.15</dc:date>
    <meta:editing-duration>PT00H18M18S</meta:editing-duration>
    <meta:editing-cycles>5</meta:editing-cycles>
    <meta:generator>OpenOffice.ux.pl/3.0$Win32 OpenOffice.org_project/300m9$Build-29358</meta:generator>
    <meta:document-statistic meta:table-count="3" meta:cell-count="4100" meta:object-count="0"/>
  </office:meta>
</office:document-meta>
</file>